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background-color="#f68e76" fo:padding="0.097cm" fo:border="0.05pt solid #000000">
        <style:background-image/>
      </style:table-cell-properties>
    </style:style>
    <style:style style:name="Tabela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f68e7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f57bd" officeooo:paragraph-rsid="001f57bd"/>
    </style:style>
    <style:style style:name="P2" style:family="paragraph" style:parent-style-name="Standard">
      <style:text-properties officeooo:rsid="00213bdc" officeooo:paragraph-rsid="00213bdc"/>
    </style:style>
    <style:style style:name="P3" style:family="paragraph" style:parent-style-name="Standard">
      <style:text-properties officeooo:paragraph-rsid="00213bdc"/>
    </style:style>
    <style:style style:name="P4" style:family="paragraph" style:parent-style-name="Standard">
      <style:text-properties fo:font-size="12pt" officeooo:rsid="00213bdc" officeooo:paragraph-rsid="00213bdc" style:font-size-asian="12pt" style:font-size-complex="12pt"/>
    </style:style>
    <style:style style:name="P5" style:family="paragraph" style:parent-style-name="Standard">
      <style:text-properties fo:font-size="10pt" officeooo:rsid="00213bdc" officeooo:paragraph-rsid="00213bdc" style:font-size-asian="10pt" style:font-size-complex="10pt"/>
    </style:style>
    <style:style style:name="P6" style:family="paragraph" style:parent-style-name="Standard">
      <style:text-properties fo:font-size="10pt" officeooo:paragraph-rsid="00213bdc" style:font-size-asian="10pt" style:font-size-complex="10pt"/>
    </style:style>
    <style:style style:name="P7" style:family="paragraph" style:parent-style-name="Standard">
      <style:text-properties fo:font-size="10pt" officeooo:rsid="0027cc74" officeooo:paragraph-rsid="0027cc74" style:font-size-asian="10pt" style:font-size-complex="10pt"/>
    </style:style>
    <style:style style:name="P8" style:family="paragraph" style:parent-style-name="Standard">
      <style:text-properties officeooo:rsid="0021cf9c" officeooo:paragraph-rsid="0021cf9c"/>
    </style:style>
    <style:style style:name="P9" style:family="paragraph" style:parent-style-name="Standard">
      <style:text-properties officeooo:rsid="0027cc74" officeooo:paragraph-rsid="0027cc74"/>
    </style:style>
    <style:style style:name="P10" style:family="paragraph" style:parent-style-name="Standard">
      <style:text-properties officeooo:rsid="0029d2a7" officeooo:paragraph-rsid="0029d2a7"/>
    </style:style>
    <style:style style:name="P11" style:family="paragraph" style:parent-style-name="Standard">
      <style:text-properties officeooo:paragraph-rsid="00322952"/>
    </style:style>
    <style:style style:name="P12" style:family="paragraph" style:parent-style-name="Table_20_Contents">
      <style:text-properties officeooo:rsid="002b8e08" officeooo:paragraph-rsid="002b8e08"/>
    </style:style>
    <style:style style:name="P13" style:family="paragraph" style:parent-style-name="Table_20_Contents">
      <style:text-properties officeooo:rsid="002d7b94" officeooo:paragraph-rsid="002d7b94"/>
    </style:style>
    <style:style style:name="P14" style:family="paragraph" style:parent-style-name="Standard">
      <style:text-properties fo:font-size="12pt" officeooo:rsid="00213bdc" officeooo:paragraph-rsid="00213bdc" style:font-size-asian="12pt" style:font-size-complex="12pt"/>
    </style:style>
    <style:style style:name="P15" style:family="paragraph" style:parent-style-name="Standard">
      <style:text-properties fo:font-size="10pt" officeooo:rsid="00263b9c" officeooo:paragraph-rsid="00213bdc" style:font-size-asian="10pt" style:font-size-complex="10pt"/>
    </style:style>
    <style:style style:name="P16" style:family="paragraph" style:parent-style-name="Standard">
      <style:text-properties fo:font-size="10pt" officeooo:rsid="0027cc74" officeooo:paragraph-rsid="00213bdc" style:font-size-asian="10pt" style:font-size-complex="10pt"/>
    </style:style>
    <style:style style:name="P17" style:family="paragraph" style:parent-style-name="Standard" style:list-style-name="L1">
      <style:text-properties fo:font-size="10pt" officeooo:rsid="0027cc74" officeooo:paragraph-rsid="0027cc74" style:font-size-asian="10pt" style:font-size-complex="10pt"/>
    </style:style>
    <style:style style:name="P18" style:family="paragraph" style:parent-style-name="Standard">
      <style:text-properties fo:font-size="10pt" officeooo:rsid="0027cc74" officeooo:paragraph-rsid="0027cc74" style:font-size-asian="10pt" style:font-size-complex="10pt"/>
    </style:style>
    <style:style style:name="P19" style:family="paragraph" style:parent-style-name="Standard" style:list-style-name="L2">
      <style:text-properties fo:font-size="10pt" officeooo:rsid="0027cc74" officeooo:paragraph-rsid="0027cc74" style:font-size-asian="10pt" style:font-size-complex="10pt"/>
    </style:style>
    <style:style style:name="P20" style:family="paragraph" style:parent-style-name="Standard">
      <style:text-properties officeooo:paragraph-rsid="00322952"/>
    </style:style>
    <style:style style:name="P21" style:family="paragraph" style:parent-style-name="Standard">
      <style:text-properties officeooo:rsid="00323151" officeooo:paragraph-rsid="0032315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f57bd" style:font-size-asian="10pt" style:font-size-complex="10pt"/>
    </style:style>
    <style:style style:name="T3" style:family="text">
      <style:text-properties fo:font-size="10pt" officeooo:rsid="00263b9c" style:font-size-asian="10pt" style:font-size-complex="10pt"/>
    </style:style>
    <style:style style:name="T4" style:family="text">
      <style:text-properties fo:font-size="10pt" officeooo:rsid="0027cc74" style:font-size-asian="10pt" style:font-size-complex="10pt"/>
    </style:style>
    <style:style style:name="T5" style:family="text">
      <style:text-properties officeooo:rsid="00213bdc"/>
    </style:style>
    <style:style style:name="T6" style:family="text">
      <style:text-properties officeooo:rsid="0023f8fd"/>
    </style:style>
    <style:style style:name="T7" style:family="text">
      <style:text-properties officeooo:rsid="0024500c"/>
    </style:style>
    <style:style style:name="T8" style:family="text">
      <style:text-properties officeooo:rsid="00323151"/>
    </style:style>
    <style:style style:name="T9" style:family="text">
      <style:text-properties officeooo:rsid="00338ee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onaj zadania według poniższych wytycznych:</text:p>
      <text:p text:style-name="P1"/>
      <text:p text:style-name="P1">1. Nagłówek strony:</text:p>
      <text:p text:style-name="P1"><text:tab/>a. Tytuł strony nazwij „HTML dla początkujących”</text:p>
      <text:p text:style-name="P1"><text:tab/>b. Zastosuj polskie czcionki</text:p>
      <text:p text:style-name="P1"><text:tab/>c. <text:s/>Dodaj opis strony,</text:p>
      <text:p text:style-name="P1"><text:tab/>d. Dodaj słowa kluczowe,</text:p>
      <text:p text:style-name="P1">2. Treść dokumentu:</text:p>
      <text:p text:style-name="P1"><text:tab/>Umieść u góry dokumentu napis „Witaj na klasowym blogu”</text:p>
      <text:p text:style-name="P1"><text:tab/>Napis wyśrodkuj i wykonaj go nagłówkiem nr 2.</text:p>
      <text:p text:style-name="P1"><text:tab/>Poniżej umieść tekst <text:span text:style-name="T5">i sformatuj go według instrukcji</text:span>:</text:p>
      <text:p text:style-name="P1"><text:tab/><text:tab/><text:span text:style-name="T5">a. <text:s/>cały tekst umieść w znaczniku paragraf,</text:span></text:p>
      <text:p text:style-name="P2"><text:tab/><text:tab/>b. <text:s/><text:span text:style-name="T6">tekst „czarną magią” umieść w znaczniku krótki cytat,</text:span></text:p>
      <text:p text:style-name="P2"><text:tab/><text:tab/>c. <text:s/><text:span text:style-name="T7">Napis HTML należy pogrubić.</text:span></text:p>
      <text:p text:style-name="P8">Tekst:</text:p>
      <text:p text:style-name="P3"><text:span text:style-name="T2">„</text:span><text:span text:style-name="T1">Widzę, że jesteś "zielony/zielona"... ale nic się nie martw. Jeśli koniecznie chcesz "zmienić kolor", przeczytaj umieszczony poniżej tekst. Pozwoli Ci on, stworzyć Twoją pierwszą stronę internetową, nawet w ciągu jednego dnia. Jeśli uważasz, że pisanie stron w języku HTML jest dla Ciebie "czarną magią", a sama strona jest jakimś tajemniczym i bardzo skomplikowanym dokumentem, to się mylisz.”</text:span></text:p>
      <text:p text:style-name="P5"/>
      <text:p text:style-name="P4">3. Poniższy tekst wstaw do dokumentu jako preformatowany oraz otocz go obramowaniem:</text:p>
      <text:p text:style-name="P5">„</text:p>
      <text:p text:style-name="P5">cout&lt;&lt;”kod c++”;</text:p>
      <text:p text:style-name="P5">int a, b,c;</text:p>
      <text:p text:style-name="P5">suma=a+b;</text:p>
      <text:p text:style-name="P6">”</text:p>
      <text:p text:style-name="P4">4. <text:s/>Wykonaj poniższą listę (wykaz) – umieść ją poniżej w twoim dokumencie.</text:p>
      <text:p text:style-name="P15"/>
      <text:p text:style-name="P3"><text:span text:style-name="T3"><text:tab/>1. </text:span><text:span text:style-name="T4">Wstęp do programowania WEB</text:span><text:span text:style-name="T3"><text:tab/></text:span></text:p>
      <text:p text:style-name="P15"><text:tab/>2. Języki skryptowe</text:p>
      <text:p text:style-name="P15"><text:tab/><text:tab/>a. struktura PHP </text:p>
      <text:p text:style-name="P16"><text:tab/><text:tab/>b. komercyjne języki skryptowe</text:p>
      <text:list xml:id="list3771741460" text:style-name="L1">
        <text:list-item>
          <text:p text:style-name="P17">JSP</text:p>
        </text:list-item>
        <text:list-item>
          <text:p text:style-name="P17">ASP<text:tab/><text:tab/><text:tab/></text:p>
        </text:list-item>
      </text:list>
      <text:p text:style-name="P7"><text:tab/>3. Języki aplikacji<text:tab/></text:p>
      <text:list xml:id="list3935781576" text:style-name="L2">
        <text:list-item>
          <text:p text:style-name="P19">Java</text:p>
        </text:list-item>
        <text:list-item>
          <text:p text:style-name="P19">Python<text:tab/></text:p>
          <text:p text:style-name="P19"><text:tab/><text:tab/></text:p>
        </text:list-item>
      </text:list>
      <text:p text:style-name="P7"><text:tab/>I. Języki frontend:</text:p>
      <text:p text:style-name="P7"><text:tab/><text:tab/>1. HTML</text:p>
      <text:p text:style-name="P7"><text:tab/><text:tab/>2. CSS</text:p>
      <text:p text:style-name="P7"><text:tab/><text:tab/>3. JavaScript<text:tab/></text:p>
      <text:p text:style-name="P7"><text:tab/>II. Podsumowanie.</text:p>
      <text:p text:style-name="P9"/>
      <text:p text:style-name="P10">5. Wykonaj poniższą tabelę – umieść poniżej w twoim dokumencie HTML. </text:p>
      <text:p text:style-name="P9"><text:tab/><text:tab/><text:tab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table:number-columns-spanned="3" office:value-type="string">
            <text:p text:style-name="P12">Tabela wyników</text:p>
          </table:table-cell>
          <table:covered-table-cell/>
          <table:covered-table-cell/>
          <table:table-cell table:style-name="Tabela1.D1" office:value-type="string">
            <text:p text:style-name="P13">Uwagi</text:p>
          </table:table-cell>
        </table:table-row>
        <table:table-row>
          <table:table-cell table:style-name="Tabela1.A2" office:value-type="string">
            <text:p text:style-name="P12">Polska : Hiszpania</text:p>
          </table:table-cell>
          <table:table-cell table:style-name="Tabela1.A2" office:value-type="string">
            <text:p text:style-name="P13">Węgry : Włochy</text:p>
          </table:table-cell>
          <table:table-cell table:style-name="Tabela1.A2" office:value-type="string">
            <text:p text:style-name="P13">Czechy : Niemcy</text:p>
          </table:table-cell>
          <table:table-cell table:style-name="Tabela1.D2" table:number-rows-spanned="2" office:value-type="string">
            <text:p text:style-name="P13"><text:span text:style-name="T9">R</text:span>ozgryw<text:span text:style-name="T9">ki</text:span> w Łodzi</text:p>
          </table:table-cell>
        </table:table-row>
        <table:table-row>
          <table:table-cell table:style-name="Tabela1.C3" office:value-type="string">
            <text:p text:style-name="P12">3:0</text:p>
          </table:table-cell>
          <table:table-cell table:style-name="Tabela1.C3" office:value-type="string">
            <text:p text:style-name="P13">3:2</text:p>
          </table:table-cell>
          <table:table-cell table:style-name="Tabela1.C3" office:value-type="string">
            <text:p text:style-name="P13">1:3</text:p>
          </table:table-cell>
          <table:covered-table-cell/>
        </table:table-row>
      </table:table>
      <text:p text:style-name="P9"/>
      <text:p text:style-name="P9"/>
      <text:p text:style-name="P21">6. Wstaw linki (odnośniki wstaw w osobnych liniach):</text:p>
      <text:p text:style-name="P21"><text:tab/>a. do strony szkoły otwierany w osobnej zakładce</text:p>
      <text:p text:style-name="P21"><text:tab/>b. do szkolnego ftp: <text:a xlink:type="simple" xlink:href="ftp://192.168.2.49/" text:style-name="Internet_20_link" text:visited-style-name="Visited_20_Internet_20_Link">ftp://192.168.2.49</text:a></text:p>
      <text:p text:style-name="P21"><text:tab/>c. do etykiety w dokumencie.</text:p>
      <text:p text:style-name="P11"/>
      <text:p text:style-name="P11"><text:span text:style-name="T8">7. Tło całego dokumentu ustaw </text:span>#C0C0C0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30:56.801838343</meta:creation-date>
    <dc:date>2019-09-17T22:08:07.987137915</dc:date>
    <meta:editing-duration>PT47M38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1" meta:paragraph-count="53" meta:word-count="263" meta:character-count="1692" meta:non-whitespace-character-count="1433"/>
  </office:meta>
</office:document-meta>
</file>